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Historic" svg:font-family="'Segoe UI Historic', 'Segoe UI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50505" style:font-name="Segoe UI Historic" fo:font-size="9.75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50505" style:font-name="Segoe UI Historic" fo:font-size="9.75pt" fo:letter-spacing="normal" fo:font-style="normal" fo:font-weight="normal"/>
    </style:style>
    <style:style style:name="T1" style:family="text">
      <style:text-properties fo:font-variant="normal" fo:text-transform="none" fo:color="#050505" style:font-name="Segoe UI Historic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object data="reserviahead.html"&gt; </text:p>
      <text:p text:style-name="P1"><text:tab/>Your browser doesn’t support the object tag. </text:p>
      <text:p text:style-name="P1">&lt;/object&gt;</text:p>
      <text:p text:style-name="P1"/>
      <text:p text:style-name="P1"/>
      <text:p text:style-name="P1">écran </text:p>
      <text:p text:style-name="P1"/>
      <text:p text:style-name="P1">0 – 678</text:p>
      <text:p text:style-name="P1">678 – 991</text:p>
      <text:p text:style-name="P1">991 – 1024</text:p>
      <text:p text:style-name="P1">1024 et plus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Historic" svg:font-family="'Segoe UI Historic', 'Segoe UI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a Krajcovic</meta:initial-creator>
    <meta:creation-date>2021-04-09T18:01:39.36</meta:creation-date>
    <dc:date>2021-05-02T16:28:50.94</dc:date>
    <dc:creator>Kévin </dc:creator>
    <meta:editing-duration>PT2H42M21S</meta:editing-duration>
    <meta:editing-cycles>15</meta:editing-cycles>
    <meta:generator>OpenOffice/4.1.8$Win32 OpenOffice.org_project/418m3$Build-9803</meta:generator>
    <meta:document-statistic meta:table-count="0" meta:image-count="0" meta:object-count="0" meta:page-count="1" meta:paragraph-count="8" meta:word-count="23" meta:character-count="133"/>
  </office:meta>
</office:document-meta>
</file>